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dc1ab" officeooo:paragraph-rsid="000dc1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nha1 alma</text:p>
      <text:p text:style-name="P1">senha2 pani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6T18:16:08.355128138</meta:creation-date>
    <dc:date>2025-11-26T18:31:49.507404888</dc:date>
    <meta:editing-duration>PT4M48S</meta:editing-duration>
    <meta:editing-cycles>1</meta:editing-cycles>
    <meta:document-statistic meta:table-count="0" meta:image-count="0" meta:object-count="0" meta:page-count="1" meta:paragraph-count="2" meta:word-count="4" meta:character-count="23" meta:non-whitespace-character-count="21"/>
    <meta:generator>LibreOffice/25.8.2.2$Linux_X86_64 LibreOffice_project/580$Build-2</meta:generator>
  </office:meta>
</office:document-meta>
</file>